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01670" officeooo:paragraph-rsid="00201670"/>
    </style:style>
    <style:style style:name="P2" style:family="paragraph" style:parent-style-name="Standard">
      <style:text-properties officeooo:rsid="00201670" officeooo:paragraph-rsid="00209b5a"/>
    </style:style>
    <style:style style:name="P3" style:family="paragraph" style:parent-style-name="Standard">
      <style:text-properties officeooo:rsid="00201670" officeooo:paragraph-rsid="0021d84d"/>
    </style:style>
    <style:style style:name="P4" style:family="paragraph" style:parent-style-name="Standard">
      <style:text-properties officeooo:rsid="00209b5a" officeooo:paragraph-rsid="00209b5a"/>
    </style:style>
    <style:style style:name="P5" style:family="paragraph" style:parent-style-name="Standard">
      <style:text-properties officeooo:rsid="00209b5a" officeooo:paragraph-rsid="0023366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09b5a"/>
    </style:style>
    <style:style style:name="T4" style:family="text">
      <style:text-properties officeooo:rsid="00209b5a"/>
    </style:style>
    <style:style style:name="T5" style:family="text">
      <style:text-properties fo:font-variant="normal" fo:text-transform="none" fo:color="#252525" style:font-name="Liberation Serif" fo:font-size="12pt" fo:letter-spacing="normal" fo:font-style="normal" fo:font-weight="normal" officeooo:rsid="0010dad4" style:font-size-asian="12pt" style:font-size-complex="12pt"/>
    </style:style>
    <style:style style:name="T6" style:family="text">
      <style:text-properties officeooo:rsid="002336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типа, предисловие</text:p>
      <text:p text:style-name="P4"/>
      <text:p text:style-name="P1"><text:span text:style-name="T4">Из-за патологической неспособности фантазировать и выдумывать, мне пришлось писать</text:span></text:p>
      <text:p text:style-name="P1"><text:s/>правд<text:span text:style-name="T4">у</text:span>, одна только правд<text:span text:style-name="T4">у</text:span> и ничего кроме правды; <text:span text:style-name="T4">то есть исключительно то, что сам увидел, почувствовал, пережил.</text:span></text:p>
      <text:p text:style-name="P1"/>
      <text:p text:style-name="P3"><text:span text:style-name="T4">Работа в стиле</text:span> ф<text:span text:style-name="T5">э́</text:span>нтези, <text:span text:style-name="T4">увы, не для меня — не всё удаётся</text:span> пропустить через себя, <text:span text:style-name="T4">не через всё получается пройти</text:span>.</text:p>
      <text:p text:style-name="P1"/>
      <text:p text:style-name="P1">Кого-то, <text:span text:style-name="T6">возможно,</text:span> <text:s/>отшатн<text:span text:style-name="T6">ё</text:span>т изложенное, <text:span text:style-name="T6">они </text:span>скажут «нет! <text:span text:style-name="T6">такого</text:span> не может быть!»; пусть отложат чтение до той поры, когда и для них эта правда станет очевидной истиной.</text:p>
      <text:p text:style-name="P1"/>
      <text:p text:style-name="P2">Страдателям и радетелям за чистоту языка использованный словарный запас может показаться слишком вольным. </text:p>
      <text:p text:style-name="P2">Для них могу лишь <text:span text:style-name="T1">повторить:</text:span><text:span text:style-name="T2"> мат — плоть от плоти живого языка. </text:span></text:p>
      <text:p text:style-name="P2"><text:span text:style-name="T2"/></text:p>
      <text:p text:style-name="P2"><text:span text:style-name="T3">Вы, несомненно, тоже правы, что мат — это бич, но без бича не обойтись и, коли</text:span><text:span text:style-name="T2"> стараешься жить не по лжи, <text:s text:c="2"/>не получ</text:span><text:span text:style-name="T3">ае</text:span><text:span text:style-name="T2">тся писать о жизни без </text:span><text:span text:style-name="T3">применения </text:span><text:span text:style-name="T2"><text:s/>ненормативной лексики. </text:span></text:p>
      <text:p text:style-name="P2"><text:span text:style-name="T2"/></text:p>
      <text:p text:style-name="P5"><text:span text:style-name="T2">Поэтому лицам до 18 лет данный роман читать не рекомендуется, наряду с лицами, которые и до пенсии не выходят за пределы указанного возраста.</text:span></text:p>
      <text:p text:style-name="P4"><text:span text:style-name="T2"/></text:p>
      <text:p text:style-name="P4"><text:span text:style-name="T2">Итак, труд мой закончен, читайте на здоровье, за последствия не отвечаю, а кто не спрятался — я не виноват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4-08T15:08:46.822466592</meta:creation-date>
    <dc:date>2016-07-25T12:17:42.597300706</dc:date>
    <dc:creator>sehrguey </dc:creator>
    <meta:editing-duration>PT1H12M20S</meta:editing-duration>
    <meta:editing-cycles>12</meta:editing-cycles>
    <meta:generator>LibreOffice/4.3.3.2$Linux_x86 LibreOffice_project/430m0$Build-2</meta:generator>
    <meta:document-statistic meta:table-count="0" meta:image-count="0" meta:object-count="0" meta:page-count="1" meta:paragraph-count="10" meta:word-count="167" meta:character-count="1088" meta:non-whitespace-character-count="919"/>
  </office:meta>
</office:document-meta>
</file>